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69cm"/>
    </style:style>
    <style:style style:name="co2" style:family="table-column">
      <style:table-column-properties fo:break-before="auto" style:column-width="17.891cm"/>
    </style:style>
    <style:style style:name="co3" style:family="table-column">
      <style:table-column-properties fo:break-before="auto" style:column-width="3.295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comments_71aa081468a396667b54e4e525ce2fb29e64db07_classified"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office:value-type="string" calcext:value-type="string">
            <text:p>Type</text:p>
          </table:table-cell>
          <table:table-cell office:value-type="string" calcext:value-type="string">
            <text:p>Comment</text:p>
          </table:table-cell>
          <table:table-cell office:value-type="string" calcext:value-type="string">
            <text:p>Predicted Label</text:p>
          </table:table-cell>
          <table:table-cell office:value-type="string" calcext:value-type="string">
            <text:p>Scor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utility class for string validations.</text:p>
          </table:table-cell>
          <table:table-cell office:value-type="string" calcext:value-type="string">
            <text:p>RELEVANT</text:p>
          </table:table-cell>
          <table:table-cell office:value-type="string" calcext:value-type="string">
            <text:p>TRUE POSITIVE</text:p>
          </table:table-cell>
          <table:table-cell/>
          <table:table-cell table:formula="of:=SUMPRODUCT([.D2:.D446]=&quot;TRUE POSITIVE&quot;)" office:value-type="float" office:value="361" calcext:value-type="float">
            <text:p>361</text:p>
          </table:table-cell>
          <table:table-cell office:value-type="string" calcext:value-type="string">
            <text:p>TRUE POSITIVE</text:p>
          </table:table-cell>
        </table:table-row>
        <table:table-row table:style-name="ro1">
          <table:table-cell office:value-type="string" calcext:value-type="string">
            <text:p>multi_line</text:p>
          </table:table-cell>
          <table:table-cell office:value-type="string" calcext:value-type="string">
            <text:p>copyright 2014 jmrozanec <text:s/>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table-cell table:formula="of:=SUMPRODUCT([.D2:.D446]=&quot;FALSE POSITIVE&quot;)" office:value-type="float" office:value="0" calcext:value-type="float">
            <text:p>0</text:p>
          </table:table-cell>
          <table:table-cell office:value-type="string" calcext:value-type="string">
            <text:p>FALSE POSITIVE</text:p>
          </table:table-cell>
        </table:table-row>
        <table:table-row table:style-name="ro1">
          <table:table-cell office:value-type="string" calcext:value-type="string">
            <text:p>multi_line</text:p>
          </table:table-cell>
          <table:table-cell office:value-type="string" calcext:value-type="string">
            <text:p>created by kiran on 19/3/17.</text:p>
          </table:table-cell>
          <table:table-cell office:value-type="string" calcext:value-type="string">
            <text:p>RELEVANT</text:p>
          </table:table-cell>
          <table:table-cell office:value-type="string" calcext:value-type="string">
            <text:p>TRUE POSITIVE</text:p>
          </table:table-cell>
          <table:table-cell/>
          <table:table-cell table:formula="of:=SUMPRODUCT([.D2:.D446]=&quot;TRUE NEGATIVE&quot;)" office:value-type="float" office:value="83" calcext:value-type="float">
            <text:p>83</text:p>
          </table:table-cell>
          <table:table-cell office:value-type="string" calcext:value-type="string">
            <text:p>TRUE NEGATIVE</text:p>
          </table:table-cell>
        </table:table-row>
        <table:table-row table:style-name="ro1">
          <table:table-cell office:value-type="string" calcext:value-type="string">
            <text:p>multi_line</text:p>
          </table:table-cell>
          <table:table-cell office:value-type="string" calcext:value-type="string">
            <text:p>@param t - some parameter @return r - result</text:p>
          </table:table-cell>
          <table:table-cell office:value-type="string" calcext:value-type="string">
            <text:p>RELEVANT</text:p>
          </table:table-cell>
          <table:table-cell office:value-type="string" calcext:value-type="string">
            <text:p>TRUE POSITIVE</text:p>
          </table:table-cell>
          <table:table-cell/>
          <table:table-cell table:formula="of:=SUMPRODUCT([.D2:.D446]=&quot;FALSE NEGATIVE&quot;)" office:value-type="float" office:value="1" calcext:value-type="float">
            <text:p>1</text:p>
          </table:table-cell>
          <table:table-cell office:value-type="string" calcext:value-type="string">
            <text:p>FALSE NEGATIVE</text:p>
          </table:table-cell>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calculate the square roo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te that this is somewhat-improperly used from verify.java as we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ull -&gt;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tart substituting the arguments into the '%s' placehold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we run out of placeholders, append the extra args in square brac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c) 2007 the guava authors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lt;h2&gt;&lt;/h2&gt; due to: https://bugs.openjdk.java.net/browse/jdk-8219801 <text:s/>static convenience methods that help a method or constructor check whether it was invoked. correctly (whether its &lt;i&gt;preconditions&lt;/i&gt; have been met). these methods generally accept a {@code boolean} expression which is expected to be {@code true} (or in the case of {@code checknotnull}, an object reference which is expected to be non-null). when {@code false} (or {@code null}) is passed instead, the {@code preconditions} method throws an unchecked exception, which helps the calling method communicate to &lt;i&gt;its&lt;/i&gt; caller that &lt;i&gt;that&lt;/i&gt; caller has made a mistake. example: &lt;pre&gt; <text:s text:c="2"/>{@code <text:s/>* * returns the positive square root of the given value. * * @throws illegalargumentexception if the value is negative *}{@code / public static double sqrt(double value) { preconditions.checkargument(value &gt;= 0.0, `negative value: %s`, value); // calculate the square root } <text:s/>void examplebadcaller() { double d = sqrt(-1.0); }}&lt;/pre&gt; <text:s/>&lt;p&gt;in this example, {@code checkargument} throws an {@code illegalargumentexception} to indicate that {@code examplebadcaller} made an error in &lt;i&gt;its&lt;/i&gt; call to {@code sqrt}. <text:s/>&lt;h3&gt;warning about performance&lt;/h3&gt; <text:s/>&lt;p&gt;the goal of this class is to improve readability of code, but in some circumstances this may come at a significant performance cost. remember that parameter values for message construction must all be computed eagerly, and autoboxing and varargs array creation may happen as well, even when the precondition check then succeeds (as it should almost always do in production). in some circumstances these wasted cpu cycles and allocations can add up to a real problem. performance-sensitive precondition checks can always be converted to the customary form: &lt;pre&gt; <text:s text:c="2"/>{@code <text:s/>if (value &lt; 0.0) { throw new illegalargumentexception(`negative value: ` + value); }}&lt;/pre&gt; <text:s/>&lt;h3&gt;other types of preconditions&lt;/h3&gt; <text:s/>&lt;p&gt;not every type of precondition failure is supported by these methods. continue to throw standard jdk exceptions such as {@link java.util.nosuchelementexception} or {@link unsupportedoperationexception} in the situations they are intended for. <text:s/>&lt;h3&gt;non-preconditions&lt;/h3&gt; <text:s/>&lt;p&gt;it is of course possible to use the methods of this class to check for invalid conditions which are &lt;i&gt;not the caller's fault&lt;/i&gt;. doing so is &lt;b&gt;not recommended&lt;/b&gt; because it is misleading to future readers of the code and of stack traces. see &lt;a href=`http://code.google.com/p/guava-libraries/wiki/conditionalfailuresexplained`&gt;conditional failures explained&lt;/a&gt; in the guava user guide for more advice. <text:s/>&lt;h3&gt;{@code java.util.objects.requirenonnull()}&lt;/h3&gt; <text:s/>&lt;p&gt;projects which use {@code com.google.common} should generally avoid the use of {@link java.util.objects#requirenonnull(object)}. instead, use whichever of {@link #checknotnull(object)} or verify#verifynotnull(object) is appropriate to the situation. (the same goes for the message-accepting overloads.) <text:s/>&lt;h3&gt;only {@code %s} is supported&lt;/h3&gt; <text:s/>&lt;p&gt;in {@code preconditions} error message template strings, only the {@code `%s`} specifier is supported, not the full range of {@link java.util.formatter} specifiers. <text:s/>&lt;h3&gt;more information&lt;/h3&gt; <text:s/>&lt;p&gt;see the guava user guide on &lt;a href=`http://code.google.com/p/guava-libraries/wiki/preconditionsexplained`&gt;using {@code preconditions}&lt;/a&gt;. <text:s/>@author kevin bourrillion @since 2.0 (imported from google collections library)</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ensures the truth of an expression involving one or more parameters to the calling method. <text:s/>@param expression <text:s text:c="2"/>a boolean expression @param errormessage the exception message to use if the check fails; will be converted to a string using {@link string#valueof(object)} @throws illegalargumentexception if {@code expression} is fal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nsures the truth of an expression involving one or more parameters to the calling method. <text:s/>@param expression <text:s text:c="10"/>a boolean expression @param errormessagetemplate a template for the exception message should the check fail. the message is formed by replacing each {@code %s} placeholder in the template with an argument. these are matched by position - the first {@code %s} gets {@code errormessageargs[0]}, etc. <text:s/>unmatched arguments will be appended to the formatted message in square braces. unmatched placeholders will be left as-is. @param errormessageargs <text:s text:c="4"/>the arguments to be substituted into the message template. arguments are converted to strings using {@link string#valueof(object)}. @throws illegalargumentexception if {@code expression} is false @throws nullpointerexception <text:s text:c="4"/>if the check fails and either {@code errormessagetemplate} or {@code errormessageargs} is null (don't let this happe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nsures the truth of an expression involving the state of the calling instance, but not. involving any parameters to the calling method. <text:s/>@param expression <text:s text:c="10"/>a boolean expression @param errormessagetemplate a template for the exception message should the check fail. the message is formed by replacing each {@code %s} placeholder in the template with an argument. these are matched by position - the first {@code %s} gets {@code errormessageargs[0]}, etc. <text:s/>unmatched arguments will be appended to the formatted message in square braces. unmatched placeholders will be left as-is. @param errormessageargs <text:s text:c="4"/>the arguments to be substituted into the message template. arguments are converted to strings using {@link string#valueof(object)}. @throws illegalstateexception if {@code expression} is false @throws nullpointerexception <text:s/>if the check fails and either {@code errormessagetemplate} or {@code errormessageargs} is null (don't let this happe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nsures that an object reference passed as a parameter to the calling method is not null. <text:s/>@param reference an object reference @return t - the non-null reference that was validated @throws nullpointerexception if {@code reference} is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nsures that an object reference passed as a parameter to the calling method is not null. <text:s/>@param reference <text:s text:c="3"/>an object reference @param errormessage the exception message to use if the check fails; will be converted to a string using {@link string#valueof(object)} @return the non-null reference that was validated @throws nullpointerexception if {@code reference} is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nsures that a string reference passed as a parameter to the calling method is not null. nor empty. <text:s/>@param reference <text:s text:c="3"/>a string reference @param errormessage the exception message to use if the check fails; will be converted to a string using {@link string#valueof(object)} @return the non-null reference that was validated @throws nullpointerexception <text:s text:c="4"/>if {@code reference} is null @throws illegalargumentexception if {@code reference} is emp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nsures that a collection reference passed as a parameter to the calling method is not null. nor empty. <text:s/>@param reference <text:s text:c="3"/>a collection reference @param errormessage the exception message to use if the check fails; will be converted to a string using {@link string#valueof(object)} @return the non-null reference that was validated @throws nullpointerexception <text:s text:c="4"/>if {@code reference} is null @throws illegalargumentexception if {@code reference} is emp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ubstitutes each {@code %s} in {@code template} with an argument. these are matched by position: the first {@code %s} gets {@code args[0]}, etc. <text:s/>if there are more arguments than placeholders, the unmatched arguments will be appended to the end of the formatted message in square braces. <text:s/>@param nullabletemplate a non-null string containing 0 or more {@code %s} placeholders. @param args <text:s text:c="12"/>the arguments to be substituted into the message template. arguments are converted to strings using {@link string#valueof(object)}. arguments can b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c) 2006 the guava authors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nnotates a program element that exists, or is more widely visible than. otherwise necessary, only for use in test code. <text:s/>@author johannes henkel</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2+ [xxx+2]/7*5</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prevent instanti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text:s/>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immutab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mpty check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ext:p>
          </table:table-cell>
          <table:table-cell office:value-type="string" calcext:value-type="string">
            <text:p>AUXILIARY</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containsan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ext:p>
          </table:table-cell>
          <table:table-cell office:value-type="string" calcext:value-type="string">
            <text:p>AUXILIARY</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missing low surrogate, fine, like string.indexof(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h is in the basic multilingual plan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icensed to the apache software foundation (asf) under one or more contributor license agreements. <text:s/>see the notice file distributed with this work for additional information regarding copyright ownership. the asf licenses this file to you under the apache license, version 2.0 (the `license`); you may not use this file except in compliance with the license. <text:s/>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lt;p&gt;operations on {@link java.lang.string} that are {@code null} safe.&lt;/p&gt; <text:s/>&lt;ul&gt; &lt;li&gt;&lt;b&gt;isempty&lt;/b&gt; - checks if a string contains text&lt;/li&gt; &lt;li&gt;&lt;b&gt;indexofany&lt;/b&gt; - index-of any of a set of strings&lt;/li&gt; &lt;/ul&gt; <text:s/>&lt;p&gt;the {@code stringutils} class defines certain words related to string handling.&lt;/p&gt; <text:s/>&lt;ul&gt; &lt;li&gt;null - {@code null}&lt;/li&gt; &lt;li&gt;empty - a zero-length string ({@code ``})&lt;/li&gt; &lt;li&gt;space - the space character ({@code ' '}, char 32)&lt;/li&gt; &lt;li&gt;whitespace - the characters defined by {@link character#iswhitespace(char)}&lt;/li&gt; &lt;li&gt;trim - the characters &amp;lt;= 32 as in {@link string#trim()}&lt;/li&gt; &lt;/ul&gt; <text:s/>&lt;p&gt;{@code stringutils} handles {@code null} input strings quietly. that is to say that a {@code null} input will return {@code null}. where a {@code boolean} or {@code int} is being returned details vary by method.&lt;/p&gt; <text:s/>&lt;p&gt;a side effect of the {@code null} handling is that a {@code nullpointerexception} should be considered a bug in {@code stringutils}.&lt;/p&gt; <text:s/>&lt;p&gt;methods in this class give sample code to explain their operation. the symbol {@code *} is used to indicate any input including {@code null}.&lt;/p&gt; <text:s/>&lt;p&gt;#threadsafe#&lt;/p&gt; <text:s/>@version $id: stringutils.java 1648067 2014-12-27 16:45:42z britter $ @see java.lang.string @since 1.0</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e empty string {@code ``}. @since 2.0</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t;p&gt;checks if a charsequence is empty (``) or null.&lt;/p&gt; <text:s/>&lt;pre&gt; stringutils.isempty(null) <text:s text:c="5"/>= true stringutils.isempty(``) <text:s text:c="7"/>= true stringutils.isempty(` `) <text:s text:c="6"/>= false stringutils.isempty(`bob`) <text:s text:c="4"/>= false stringutils.isempty(` <text:s/>bob <text:s/>`) = false &lt;/pre&gt; <text:s/>&lt;p&gt;note: this method changed in lang version 2.0. it no longer trims the charsequence. that functionality is available in isblank().&lt;/p&gt; <text:s/>@param cs the charsequence to check, may be null @return {@code true} if the charsequence is empty or null @since 3.0 changed signature from isempty(string) to isempty(charseque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t;p&gt;checks if the charsequence contains any character in the given. set of characters.&lt;/p&gt; <text:s/>&lt;p&gt;a {@code null} charsequence will return {@code false}. a {@code null} or zero length search array will return {@code false}.&lt;/p&gt; <text:s/>&lt;pre&gt; stringutils.containsany(null, *) <text:s text:c="15"/>= false stringutils.containsany(``, *) <text:s text:c="17"/>= false stringutils.containsany(*, null) <text:s text:c="15"/>= false stringutils.containsany(*, []) <text:s text:c="17"/>= false stringutils.containsany(`zzabyycdxx`,['z','a']) = true stringutils.containsany(`zzabyycdxx`,['b','y']) = true stringutils.containsany(`aba`, ['z']) <text:s text:c="10"/>= false &lt;/pre&gt; <text:s/>@param cs <text:s text:c="9"/>the charsequence to check, may be null @param searchchars the chars to search for, may be null @return the {@code true} if any of the chars are found, {@code false} if no match or null input @since 2.4 @since 3.0 changed signature from containsany(string, char[]) to containsany(charsequence, cha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t;p&gt; checks if the charsequence contains only unicode digits. a decimal point is not a unicode digit and returns false. &lt;/p&gt; <text:s/>&lt;p&gt; {@code null} will return {@code false}. an empty charsequence (length()=0) will return {@code false}. &lt;/p&gt; <text:s/>&lt;p&gt; note that the method does not allow for a leading sign, either positive or negative. also, if a string passes the numeric test, it may still generate a numberformatexception when parsed by integer.parseint or long.parselong, e.g. if the value is outside the range for int or long respectively. &lt;/p&gt; <text:s/>&lt;pre&gt; stringutils.isnumeric(null) <text:s text:c="2"/>= false stringutils.isnumeric(``) <text:s text:c="4"/>= false stringutils.isnumeric(` <text:s/>`) <text:s text:c="2"/>= false stringutils.isnumeric(`123`) <text:s/>= true stringutils.isnumeric(`\u0967\u0968\u0969`) <text:s/>= true stringutils.isnumeric(`12 3`) = false stringutils.isnumeric(`ab2c`) = false stringutils.isnumeric(`12-3`) = false stringutils.isnumeric(`12.3`) = false stringutils.isnumeric(`-123`) = false stringutils.isnumeric(`+123`) = false &lt;/pre&gt; <text:s/>@param cs the charsequence to check, may be null @return {@code true} if only contains digits, and is non-null @since 3.0 changed signature from isnumeric(string) to isnumeric(charsequence) @since 3.0 changed `` to return false and not tr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t;p&gt; joins the elements of the provided array into a single string containing the provided list of elements. &lt;/p&gt; <text:s/>&lt;p&gt; no delimiter is added before or after the list. a {@code null} separator is the same as an empty string (``). null objects or empty strings within the array are represented by empty strings. &lt;/p&gt; <text:s/>&lt;pre&gt; stringutils.join(null, *) <text:s text:c="15"/>= null stringutils.join([], *) <text:s text:c="17"/>= `` stringutils.join([null], *) <text:s text:c="13"/>= `null` stringutils.join([`a`, `b`, `c`], `--`) <text:s/>= `a--b--c` stringutils.join([`a`, `b`, `c`], null) <text:s/>= `abc` stringutils.join([`a`, `b`, `c`], ``) <text:s text:c="3"/>= `abc` stringutils.join([null, ``, `a`], ',') <text:s text:c="2"/>= `null,,a` &lt;/pre&gt; <text:s/>@param parts - the array of values to join together, may be null @param separator - the separator character to use, null treated as `` @return the joined string, {@code null} if null array inpu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text:s/>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arser for cron expressions. the class is thread saf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aram crondefinition - crondefinition of cron expressions to be parsed if null, a nullpointerexception will be rai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build possible cron expressions from definitions. one is built for sure. a second one may be build if last field is optional. <text:s/>@param crondefinition - cron definition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arse string with cron expression. <text:s/>@param expression - cron expression, never null @return cron instance, corresponding to cron expression received @throws java.lang.illegalargumentexception if expression does not match cron defini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niversally suppor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ll crons support asteris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text:s/>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arses a field from a cron expres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arse given expression for a single cron field. <text:s/>@param expression - string @return cronfieldexpression object that with interpretation of given string paramet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maps string expression to integer. if no mapping is found, will try to parse string as integer <text:s/>@param exp - expression to be mapped @return integer value for string expres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maps integer values to another integer equivalence. always consider mapping higher integers to lower once. ex.: if 0 and 7 mean the same, map 7 to 0. <text:s/>@param exp - integer to be mapped @return mapping integer. if no mapping int is found, will return ex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presents a cron fiel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mandatory cronparserfield constructor. <text:s/>@param fieldname <text:s text:c="2"/>- cronfieldname instance @param constraints - fieldconstraints, constrain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fieldname <text:s text:c="2"/>- cronfieldname instance @param constraints - fieldconstraints, constraints @param optional <text:s text:c="3"/>- optional ta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field name. <text:s/>@return cronfieldnam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optional tag. <text:s/>@return optional ta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arses a string cron expression. <text:s/>@param expression - cron expression @return parse result as cronfieldparseresult instance - never null. may throw a runtimeexception if cron expression is ba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 a comparator that compares cronfield instances using cronfieldname value. <text:s/>@return comparator for cronfield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fines fields and conditions over each field for a cron. the class is thread saf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fielddefinitions - list with field definitions. must not be null or empty. throws a nullpointerexception if a null values is received throws an illegalargumentexception if an empty list is receiv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f both the day of the week and day of the month should be matched. <text:s/>@return true if both should be matched,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field definitions for this cron. <text:s/>@return set of fielddefinition instances,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rieve all cron field definitions values as map. <text:s/>@return unmodifiable map with key cronfieldname and values fielddefinition,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field definition for field name of this cron. <text:s/>@param cronfieldname cron field name @return fielddefinition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code true} if this cron contains a field definition for field name. <text:s/>@param cronfieldname cron field name @return {@code true} if this cron contains a field definition for field 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ensure that we can't register a mandatory definition if there are already optional on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builder that allows to define and create crondefinition instanc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p* creates a builder instance. <text:s/>@return new cron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definition for seconds field. <text:s/>@return new field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definition for minutes field. <text:s/>@return new field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definition for hours field. <text:s/>@return new field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definition for day of month field. <text:s/>@return new fieldspecialchars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definition for month field. <text:s/>@return new field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definition for day of week field. <text:s/>@return new fieldspecialchars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definition for year field. <text:s/>@return new field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definition for day of year field. <text:s/>@return new field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matchdayofweekanddayofmonth value to true. <text:s/>@return this cron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upports cron nickname @yearly <text:s/>@return this cron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upports cron nickname @annually <text:s/>@return this cron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upports cron nickname @monthly <text:s/>@return this cron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upports cron nickname @weekly <text:s/>@return this cron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upports cron nickname @daily <text:s/>@return this cron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upports cron nickname @midnight <text:s/>@return this cron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upports cron nickname @hourly <text:s/>@return this cron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upports cron nickname @reboot <text:s/>@return this cron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a cron validation. @param validation - constraint validation @return this cron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s a certain fielddefinition. <text:s/>@param definition - fielddefinition <text:s/>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new crondefinition instance with provided field definitions. <text:s/>@return returns crondefinition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crondefinition instance matching cron4j specification. <text:s/>@return crondefinition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crondefinition instance matching quartz specification. <text:s/>&lt;p&gt;the cron expression is expected to be a string comprised of 6 or 7 fields separated by white space. fields can contain any of the allowed values, along with various combinations of the allowed special characters for that field. the fields are as follows: <text:s/>&lt;table style=`width:100%`&gt; &lt;tr&gt; &lt;th&gt;field name&lt;/th&gt; &lt;th&gt;mandatory&lt;/th&gt; &lt;th&gt;allowed values&lt;/th&gt; &lt;th&gt;allowed special characters&lt;/th&gt; &lt;/tr&gt; &lt;tr&gt; &lt;td&gt;seconds&lt;/td&gt; &lt;td&gt;yes&lt;/td&gt; &lt;td&gt;0-59&lt;/td&gt; &lt;td&gt;* , - /&lt;/td&gt; &lt;/tr&gt; &lt;tr&gt; &lt;td&gt;minutes&lt;/td&gt; &lt;td&gt;yes&lt;/td&gt; &lt;td&gt;0-59&lt;/td&gt; &lt;td&gt;* , - /&lt;/td&gt; &lt;/tr&gt; &lt;tr&gt; &lt;td&gt;hours&lt;/td&gt; &lt;td&gt;yes&lt;/td&gt; &lt;td&gt;0-23&lt;/td&gt; &lt;td&gt;* , - /&lt;/td&gt; &lt;/tr&gt; &lt;tr&gt; &lt;td&gt;day of month&lt;/td&gt; &lt;td&gt;yes&lt;/td&gt; &lt;td&gt;1-31&lt;/td&gt; &lt;td&gt;* ? , - / l w&lt;/td&gt; &lt;/tr&gt; &lt;tr&gt; &lt;td&gt;month&lt;/td&gt; &lt;td&gt;yes&lt;/td&gt; &lt;td&gt;1-12 or jan-dec&lt;/td&gt; &lt;td&gt;* , -&lt;/td&gt; &lt;/tr&gt; &lt;tr&gt; &lt;td&gt;day of week&lt;/td&gt; &lt;td&gt;yes&lt;/td&gt; &lt;td&gt;1-7 or sun-sat&lt;/td&gt; &lt;td&gt;* ? , - / l #&lt;/td&gt; &lt;/tr&gt; &lt;tr&gt; &lt;td&gt;year&lt;/td&gt; &lt;td&gt;no&lt;/td&gt; &lt;td&gt;empty, 1970-2099&lt;/td&gt; &lt;td&gt;* , - /&lt;/td&gt; &lt;/tr&gt; &lt;/table&gt; <text:s/>&lt;p&gt;thus in general quartz cron expressions are as follows: <text:s/>&lt;p&gt;s m h dom m dow [y] <text:s/>@return {@link crondefinition} instance, never {@cod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crondefinition instance matching spring (v5.2 and below) specification. <text:s/>&lt;p&gt;the cron expression is expected to be a string comprised of 6 fields separated by white space. fields can contain any of the allowed values, along with various combinations of the allowed special characters for that field. the fields are as follows: <text:s/>&lt;table style=`width:100%`&gt; &lt;tr&gt; &lt;th&gt;field name&lt;/th&gt; &lt;th&gt;mandatory&lt;/th&gt; &lt;th&gt;allowed values&lt;/th&gt; &lt;th&gt;allowed special characters&lt;/th&gt; &lt;/tr&gt; &lt;tr&gt; &lt;td&gt;seconds&lt;/td&gt; &lt;td&gt;yes&lt;/td&gt; &lt;td&gt;0-59&lt;/td&gt; &lt;td&gt;* , - /&lt;/td&gt; &lt;/tr&gt; &lt;tr&gt; &lt;td&gt;minutes&lt;/td&gt; &lt;td&gt;yes&lt;/td&gt; &lt;td&gt;0-59&lt;/td&gt; &lt;td&gt;* , - /&lt;/td&gt; &lt;/tr&gt; &lt;tr&gt; &lt;td&gt;hours&lt;/td&gt; &lt;td&gt;yes&lt;/td&gt; &lt;td&gt;0-23&lt;/td&gt; &lt;td&gt;* , - /&lt;/td&gt; &lt;/tr&gt; &lt;tr&gt; &lt;td&gt;day of month&lt;/td&gt; &lt;td&gt;yes&lt;/td&gt; &lt;td&gt;1-31&lt;/td&gt; &lt;td&gt;* ? , - /&lt;/td&gt; &lt;/tr&gt; &lt;tr&gt; &lt;td&gt;month&lt;/td&gt; &lt;td&gt;yes&lt;/td&gt; &lt;td&gt;1-12 or jan-dec&lt;/td&gt; &lt;td&gt;* , -&lt;/td&gt; &lt;/tr&gt; &lt;tr&gt; &lt;td&gt;day of week&lt;/td&gt; &lt;td&gt;yes&lt;/td&gt; &lt;td&gt;0-7 or sun-sat&lt;/td&gt; &lt;td&gt;* ? , - /&lt;/td&gt; &lt;/tr&gt; &lt;/table&gt; <text:s/>&lt;p&gt;thus in general spring cron expressions are as follows (up to version 5.2): <text:s/>&lt;p&gt;s m h dom m dow <text:s/>@return {@link crondefinition} instance, never {@cod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crondefinition instance matching spring (v5.2 onwards) specification. https://spring.io/blog/2020/11/10/new-in-spring-5-3-improved-cron-expressions <text:s/>&lt;p&gt;the cron expression is expected to be a string comprised of 6 fields separated by white space. fields can contain any of the allowed values, along with various combinations of the allowed special characters for that field. the fields are as follows: <text:s/>&lt;table style=`width:100%`&gt; &lt;tr&gt; &lt;th&gt;field name&lt;/th&gt; &lt;th&gt;mandatory&lt;/th&gt; &lt;th&gt;allowed values&lt;/th&gt; &lt;th&gt;allowed special characters&lt;/th&gt; &lt;/tr&gt; &lt;tr&gt; &lt;td&gt;seconds&lt;/td&gt; &lt;td&gt;yes&lt;/td&gt; &lt;td&gt;0-59&lt;/td&gt; &lt;td&gt;* , - /&lt;/td&gt; &lt;/tr&gt; &lt;tr&gt; &lt;td&gt;minutes&lt;/td&gt; &lt;td&gt;yes&lt;/td&gt; &lt;td&gt;0-59&lt;/td&gt; &lt;td&gt;* , - /&lt;/td&gt; &lt;/tr&gt; &lt;tr&gt; &lt;td&gt;hours&lt;/td&gt; &lt;td&gt;yes&lt;/td&gt; &lt;td&gt;0-23&lt;/td&gt; &lt;td&gt;* , - /&lt;/td&gt; &lt;/tr&gt; &lt;tr&gt; &lt;td&gt;day of month&lt;/td&gt; &lt;td&gt;yes&lt;/td&gt; &lt;td&gt;1-31&lt;/td&gt; &lt;td&gt;* ? , - / l w&lt;/td&gt; &lt;/tr&gt; &lt;tr&gt; &lt;td&gt;month&lt;/td&gt; &lt;td&gt;yes&lt;/td&gt; &lt;td&gt;1-12 or jan-dec&lt;/td&gt; &lt;td&gt;* , -&lt;/td&gt; &lt;/tr&gt; &lt;tr&gt; &lt;td&gt;day of week&lt;/td&gt; &lt;td&gt;yes&lt;/td&gt; &lt;td&gt;0-7 or sun-sat&lt;/td&gt; &lt;td&gt;* ? , - / l #&lt;/td&gt; &lt;/tr&gt; &lt;/table&gt; <text:s/>&lt;p&gt;thus in general spring cron expressions are as follows (from version 5.3 onwards): <text:s/>&lt;p&gt;s m h dom m dow <text:s/>@return {@link crondefinition} instance, never {@cod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crondefinition instance matching unix crontab specification. <text:s/>@return crondefinition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crondefinition instance matching crontype specification. <text:s/>@param crontype - some cron type. if null, a runtimeexception will be raised. @return crondefinition instance if definition is found; a runtimeexception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olves issue #63: https:github.com/jmrozanec/cron-utils/issues/63</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oth a day-of-week and a day-of-month parameter should fail for quartz</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7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hide* creates cronconstraint to ensure that either day-of-year or month is assigned a specific value. <text:s/>@return newly created cronconstraint instance, never {@cod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from is set by everyfieldvaluegenerator to be the first day of the week to start counting fro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nd to is set by everyfieldvaluegenerator to be the last day of the wee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 the case of from-to/period (ex. mon-fri/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onvert from cron day of the week to java dayofwee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tart is the day of month to start fro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ext generated value would be beyond the end of the month, so just ignore it and finis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value is the day of the mon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generates matching days for a given year and month for a given day of week cron field with an every expres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s a strategy to generate values. strategy is valid for 0+ numb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nerates next valid value from reference. <text:s/>@param reference - reference value @return generated value - integer @throws nosuchvalueexception - if there is no next val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nerates previous valid value from reference. <text:s/>@param reference - reference value @return generated value - integer @throws nosuchvalueexception - if there is no previous val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we just skip, since we generate values until we get the 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rst work day of the wee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ayofweek is saturda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rst day in month is saturday! we execute on monda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rst day of week is a weekda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intuition: for valid values, we have: offset+period*i</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e just skip, since we generate values until we get the 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handle a range expression for day of week specia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handle and expression for day of the week as a special ca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add them to the master lis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method does not logically wor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method does not logically wor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method does not logically wor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no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validate from/to logi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deal with from/to logic, to ensure correct values are assum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heck overlapping ranges: x1 &lt;= y2 &amp;&amp; y1 &lt;= x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anges overla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explain why this exception is igno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for dow we do not have enough information to rejec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we should think of a better strategy to propagate context information that would allow us perform valid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handle a rollover situation for #340, ex. fri-wed should be handled as fri-sat,sun-w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uild a cronfield representing a single day of the wee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w a generator for matching day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get the list of matching day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dd them to the master lis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method does not logically wor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method does not logically wor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ayofweek getvalue returns 1 (monday) - 7 (sunda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o we should factor in the monday dow used to genera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valid dow valu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unday's value is mondaydowvalue-1 when generating the valid valu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x.</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ron4j 0(sun)-6(sat), mondaydow = 1</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quartz 1(sun)-7(sat), mondaydow = 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odulo 7 to convert sunday from 7 to 0 and adjust to match the mondaydowval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class generates the actual days of month matching the `days of week` specification if the. specification is a range like sun-tue or mon-fri. only a range is supported. it accomplishes this by creating an instance of the ondayofweekvaluesgenerator for each day of week needed and then aggregating the values. <text:s/>&lt;p&gt;the methods: &lt;ul&gt; &lt;li&gt;generatenextvalue() &lt;li&gt;generatepreviousvalue() &lt;/ul&gt; are not implemented and will fail logically when called. <text:s/>@author phethmo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we just skip, since we generate values until we get the 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table:style-name="ce1" office:value-type="string" calcext:value-type="string">
            <text:p>1-7</text:p>
          </table:table-cell>
          <table:table-cell office:value-type="string" calcext:value-type="string">
            <text:p>AUXILIARY</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o normalize to jdk8-time val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ay 1 from given mon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table:style-name="ce1" office:value-type="string" calcext:value-type="string">
            <text:p>1-7</text:p>
          </table:table-cell>
          <table:table-cell office:value-type="string" calcext:value-type="string">
            <text:p>AUXILIARY</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o normalize to jdk8-time val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day of week the first of the month is 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table:style-name="ce1" office:value-type="string" calcext:value-type="string">
            <text:p>1-7</text:p>
          </table:table-cell>
          <table:table-cell office:value-type="string" calcext:value-type="string">
            <text:p>AUXILIARY</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day of week we need, normalize to jdk8ti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first day of the mon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ay 1 from given mon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difference between the days of wee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ase day remains the same if diff is zer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baseday is greater than the reference, we are returning the initial matching day val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x issue #9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l by itself simply means “7” or “sat” * generate valid days of the month for the days of week expression. this method requires that you pass it a -1 for the reference value when starting to generate a sequence of day values. that allows it to handle the special case of which day of the month is the initial matching value. <text:s/>@param on <text:s text:c="7"/>the expression object giving us the particular day of week we need. @param year <text:s text:c="5"/>the year for the calculation. @param month <text:s text:c="4"/>the month for the calculation. @param reference this value must either be -1 indicating you are starting the sequence generation or an actual day of month that meets the day of week criteria. so a value previously returned by this method. @retur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we just moved a posi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e just moved a posi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we return same reference value if matches or next one if does not match. then we start applying shifts. this way we ensure same value is returned if no shift is requested. <text:s/>@param reference <text:s text:c="4"/>- reference value @param shiftstoapply - shifts to apply @return nearestvalue instance, never null. holds information on nearest (forward) value and shifts perform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we return same reference value if matches or previous one if does not match. then we start applying shifts. this way we ensure same value is returned if no shift is requested. <text:s/>@param reference <text:s text:c="4"/>- reference value @param shiftstoapply - shifts to apply @return nearestvalue instance, never null. holds information on nearest (backward) value and shifts perform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obtain value from list considering specified index and required shifts. <text:s/>@param values - possible values @param index <text:s/>- index to be considered @param shift <text:s/>- shifts that should be applied @return int - required value from values lis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builds required components to get previous/next execution to certain reference da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alculates execution time given a cron patter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execution time for given cron. <text:s/>@param cron - cron instance @return executiontime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nearest date for next execution. <text:s/>@param date - zoneddatetime instance. if null, a nullpointerexception will be raised. @return optional zoneddatetime instance, never null. contains next execution time or emp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nearest time for next execution. <text:s/>due to the question #468 we clarify: crons execute on local instance time. see: https://serverfault.com/questions/791713/what-time-zone-is-a-cron-job-using we ask for a zoneddatetime for two reasons: (i) to provide flexibility on which timezone the cron is being executed (ii) to be able to reproduce issues regardless of our own local time (e.g.: daylight savings, etc.) <text:s/>@param date - zoneddatetime instance. if null, a nullpointerexception will be raised. @return duration instance, never null. time to next execu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nearest date for last execution. <text:s/>due to the question #468 we clarify: crons execute on local instance time. see: https://serverfault.com/questions/791713/what-time-zone-is-a-cron-job-using we ask for a zoneddatetime for two reasons: (i) to provide flexibility on which timezone the cron is being executed (ii) to be able to reproduce issues regardless of our own local time (e.g.: daylight savings, etc.) <text:s/>@param date - zoneddatetime instance. if null, a nullpointerexception will be raised. @return optional zoneddatetime instance, never null. last execution time or emp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nearest time from last execution. <text:s/>@param date - zoneddatetime instance. if null, a nullpointerexception will be raised. @return duration instance, never null. time from last execu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feedback if a given date matches the cron expression. <text:s/>@param date - zoneddatetime instance. if null, a nullpointerexception will be raised. @return true if date matches cron expression requirements,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count of times cron expression would execute between given start and end dates <text:s/>@param startdate - start date. if null, a nullpointerexception will be raised. @param enddate - end date. if null, a nullpointerexception will be raised. @return count of execu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date times when cron expression would execute between given start and end dates. end date should be after start date. otherwise, illegalargumentexception is raised <text:s/>@param startdate - start date. if null, a nullpointerexception will be raised. @param enddate - end date. if null, a nullpointerexception will be raised. @return list of date tim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aylight saving time overlap case: issue #446</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void duplicate execution during dst overla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t startyear = crondefinition.getfielddefinition(cronfieldname.year).getconstraints().getstartrang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nal list&lt;integer&gt; year = yearsvaluegenerator.generatecandidates(startyear, date.getyea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dow is not supported in custom definition, we just return an empty lis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ssue #200: truncating the date to the least granular precision supported by different cron system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quartz, it's seconds while for unix &amp; cron4j it's minut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hy is this igno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hy is this igno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hy is this igno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nly the intersection of valid days from the days of week and valid days of month should be return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alculates execution time given a cron patter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nearest date for next execution. <text:s/>@param date - zoneddatetime instance. if null, a nullpointerexception will be raised. @return optional zoneddatetime instance, never null. contains next execution time or emp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f date is not match, will return next closest match. if date is match, will return this date. <text:s/>@param date - reference zoneddatetime instance - never null; @return zoneddatetime instance, never null. value obeys logic specified above. @throws nosuchvalueexception if there is no potential next yea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f date is not match, will return previous closest match. if date is match, will return this date. <text:s/>@param date - reference zoneddatetime instance - never null; @return zoneddatetime instance, never null. value obeys logic specified above. @throws nosuchvalueexception if there is not previous yea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nearest time for next execution. <text:s/>@param date - zoneddatetime instance. if null, a nullpointerexception will be raised. @return duration instance, never null. time to next execu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nearest date for last execution. <text:s/>@param date - zoneddatetime instance. if null, a nullpointerexception will be raised. @return optional zoneddatetime instance, never null. last execution time or emp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nearest time from last execution. <text:s/>@param date - zoneddatetime instance. if null, a nullpointerexception will be raised. @return duration instance, never null. time from last execu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feedback if a given date matches the cron expression. <text:s/>@param date - zoneddatetime instance. if null, a nullpointerexception will be raised. @return true if date matches cron expression requirements,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efault is cron-utils specif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crondefinitionbuilder - parserdefinitionbuilder instance - if null, a nullpointerexception will be raised @param fieldname <text:s text:c="12"/>- cronfieldname instance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s the field supports the w (w) special char. <text:s/>@return this fieldspecialchars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s cronfield in parserdefinitionbuilder and returns its instance. <text:s/>@return parserdefinitionbuilder instance obtained from construct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llows to set a range of valid values for field. <text:s/>@param startrange - start range value @param endrange <text:s text:c="2"/>- end range value @return same fielddayofweek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fines mapping between integer values with equivalent meaning. <text:s/>@param source - higher value @param dest <text:s text:c="2"/>- lower value with equivalent meaning to source @return this fielddayofweek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presents a definition of allowed values for a cron fiel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mandatory field constructor. <text:s/>@param fieldname <text:s text:c="2"/>- cronfieldname; name of the field if null, a nullpointerexception will be raised. @param constraints - fieldconstraints, constraints; if null, a nullpointerexception will be rai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fieldname <text:s text:c="2"/>- cronfieldname; name of the field if null, a nullpointerexception will be raised. @param constraints - fieldconstraints, constraints; if null, a nullpointerexception will be raised. @param optional <text:s text:c="3"/>- if {@code false} the field is mandatory, optional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rieve field name. <text:s/>@return cronfieldname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field constraints. <text:s/>@return fieldconstraints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optional tag. <text:s/>@return optional ta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field definition comparator. will compare by cronfieldname order value; <text:s/>@return comparator for fielddefinition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fieldname <text:s text:c="5"/>- cronfieldname; name of the field if null, a nullpointerexception will be raised. @param optional <text:s text:c="6"/>- optional tag @param constraints <text:s text:c="3"/>- fieldconstraints, constraints; @param mondaydowvalue - day of week convention for fiel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builder that allows to specify properties for a cron field supporting question mark,. i.e. `no specific value` - useful when you need to specify something in one of the two ore more fields in which the character is allow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crondefinitionbuilder - parserdefinitionbuilder instance - if null, a nullpointerexception will be raised @param fieldname <text:s text:c="12"/>- cronfieldname instance - if null, a nullpointerexception will be rai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s the field supports the lw (lw) special char. <text:s/>@return this fieldspecialchars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s means to define cron field defini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crondefinitionbuilder - parserdefinitionbuilder instance - if null, a nullpointerexception will be raised @param fieldname <text:s text:c="12"/>- cronfieldname instance - if null, a nullpointerexception will be rai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s means to define int values mappings between equivalent values. as a convention, higher values are mapped into lower ones <text:s/>@param source - higher value @param dest <text:s text:c="2"/>- lower value with equivalent meaning to source @return thi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llows to set a range of valid values for field. <text:s/>@param startrange - start range value @param endrange <text:s text:c="2"/>- end range value @return same field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pecifies that defined range for given field must be a strict range. we understand strict range as a range defined as: `lowvalue - highvalue` if some range value such as `highvalue-lowvalue` is specified in a field, it will fail to parse the field. <text:s/>@return same field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llows to tag a field as optional. <text:s/>@return thi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s cronfield in parserdefinitionbuilder and returns its instance. <text:s/>@return parserdefinitionbuilder instance obtained from construct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builder that allows to specify properties for a cron field supporting non-standard charact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parserbuilder - parserdefinitionbuilder @param fieldname <text:s text:c="4"/>- cronfield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s the field supports the hash (#) special char. <text:s/>@return this fieldspecialchars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s the field supports the l (l) special char. <text:s/>@return this fieldspecialchars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s the field supports the w (w) special char. <text:s/>@return this fieldspecialchars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s the field supports the lw (lw) special char. <text:s/>@return this fieldspecialchars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fines mapping between integer values with equivalent meaning. <text:s/>@param source - higher value @param dest <text:s text:c="2"/>- lower value with equivalent meaning to source @return this fieldspecialchars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llows to set a range of valid values for field. <text:s/>@param startrange - start range value @param endrange <text:s text:c="2"/>- end range value @return same fieldspecialcharsdefinition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enumerates cron field nam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ay_of_year is similar to day_of_month whose main purpose is the definition of effective bi-, tri- or quad-weekly schedules via proprietary cron express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order - specified order between cron fields. used to be able to compare fields and sort the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order number that corresponds to the field. <text:s/>@return order number - i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enumerates non-standard cron special cha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encapsulates a field value, allowing us to. manipulate different types of values in a homogeneous way <text:s/>@param &lt;t&gt; - field value typ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llows to obtain the value. <text:s/>@return some valu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tring representation of encapsulated value. <text:s/>@return string,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holds information on valid values for a field and allows to perform mappings and validations. example of information for valid field values: int range, valid special characters, valid nominal values. example for mappings: conversions from nominal values to integers and integer-integer mappings if more than one integer represents the same concep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specialchars - allowed special chars. @param startrange <text:s text:c="2"/>- lowest possible value @param endrange <text:s text:c="4"/>- highest possible value @param strictrange <text:s/>- if we shall consider strict ranges for this field - regardless global strict ranges criteri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 if given number is greater or equal to start range and minor or equal to end range. <text:s/>@param value - to be check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 if given period is compatible with the given range. <text:s/>@param period - to be checked @return {@code true} if period is compatible, {@code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 negativ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fieldconstraints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range constraints according to cronfieldname parameter. <text:s/>@param field - cronfieldname @return fieldconstraints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hash support. <text:s/>@return same fieldconstraints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l support. <text:s/>@return same fieldconstraints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w support. <text:s/>@return same fieldconstraints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lw support. <text:s/>@return same fieldconstraints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question mark (?) support. <text:s/>@return same fieldconstraints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integer to integer mapping. source should be greater than destination; <text:s/>@param source - some int @param dest <text:s text:c="2"/>- some int @return same fieldconstraints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llows to set a range of valid values for field. <text:s/>@param startrange - start range value @param endrange <text:s text:c="2"/>- end range value @return same fieldconstraints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with strict range. <text:s/>@return same fieldconstraints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hifts integer representation of weekday/month names. <text:s/>@param shiftsize - size of the shift @return same fieldconstraints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fieldconstraints instance based on previously built parameters. <text:s/>@return new fieldconstraint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days of week mapping. <text:s/>@return map where strings are weekday names in eee format and integers correspond to their 1-7 mapping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months mapping. <text:s/>@return map where strings month names in eee format, and integers correspond to their 1-12 mapping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fieldconstraintsbuilder instance. <text:s/>@return new fieldconstraints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presents a range in a cron expres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text:s/>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presents a star (*) value on cron expression fiel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hould be package private and not be instantiated elsewhere. class should become package private to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text:s/>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presents fieldexpression as string. <text:s/>@return string representation,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ccept a visitor to perform some action on the instance. current instance is cloned, so that we ensure immutability. clone of this instance is returned after visitor.visit(clone) was invoked. <text:s/>@param visitor - fieldexpressionvisitor instance, never null @return fieldexpression copied instance with visitor action perform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presents a question mark (?) value on cron expression fiel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hould be package private and not be instantiated elsewhere. class should become package private to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text:s/>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presents a conjunction of cron expressions for a fiel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presents every x time on a cron field. usage examples: - to represent a scheduling every 3 months on a specific time (the standard 0 0 0 *&amp;#47;3 *), use the every(3) constructor - to represent a scheduling every 3 months from now, use the every(on(now.getmonth, 3)) construct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daptor calss for the {@link fieldexpressionvisitor} interfa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ternal roll-up method. <text:s/>&lt;p&gt; the implementation in {@link fieldexpressionvisitoradaptor} returns its argum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visitor for custom actions performed on fieldexpression instances. <text:s/>&lt;p&gt; if a method needs to modify some value, it should return a new instance. this way we ensure immutability is preserved. <text:s/>@see fieldexpressionvisitoradapt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erforms action on always instance. <text:s/>@param always - always instance, never null @return fieldexpression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erforms action on and instance. <text:s/>@param and - and instance, never null @return fieldexpression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erforms action on between instance. <text:s/>@param between - between instance, never null @return fieldexpression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erforms action on every instance. <text:s/>@param every - every instance, never null @return fieldexpression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erforms action on on instance. <text:s/>@param on - on instance, never null @return fieldexpression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erforms action on questionmark instance. <text:s/>@param questionmark - questionmark instance, never null @return fieldexpression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 if given number is greater or equal to start range and minor or equal to end range. <text:s/>@param fieldvalue - to be validated @throws illegalargumentexception - if not in rang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 if given period is compatible with range. <text:s/>@param fieldvalue - to be validated @throws illegalargumentexception - if not in rang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erforms a transformation on fieldexpression values. returns a new fieldexpression instance considering a possible change in new fieldexpression instance constrain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cron with the given cron definition and the given fields. @param crondefinition the definition to use for this cr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rieve value for cron field. <text:s/>@param name - cron field name. if null, a nullpointerexception will be raised. @return cronfield that corresponds to given cronfield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rieve all cron field values as map. <text:s/>@return unmodifiable map with key cronfieldname and values cronfield,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validates this cron instance by validating its cron expression. <text:s/>@return this cron instance @throws illegalargumentexception if the cron expression is inval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s means to compare if two cron expressions are equivalent. <text:s/>@param cronmapper - maps 'cron' parameter to this instance definition; @param cron <text:s text:c="6"/>- any cron instance, never null @return boolean - true if equivalent;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s means to compare if two cron expressions are equivalent. assumes same cron definition. <text:s/>@param cron - any cron instance, never null @return boolean - true if equivalent;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enumerates names of cron implement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presents a cron expres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rieve value for cron field. <text:s/>@param name - cron field name. if null, a nullpointerexception will be raised. @return cronfield that corresponds to given cronfield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rieve all cron field values as map. <text:s/>@return unmodifiable map with key cronfieldname and values cronfield,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validates this cron instance by validating its cron expression. <text:s/>@return this cron instance @throws illegalargumentexception if the cron expression is inval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s means to compare if two cron expressions are equivalent. <text:s/>@param cronmapper - maps 'cron' parameter to this instance definition; @param cron <text:s text:c="6"/>- any cron instance, never null @return boolean - true if equivalent;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s means to compare if two cron expressions are equivalent. assumes same cron definition. <text:s/>@param cron - any cron instance, never null @return boolean - true if equivalent;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cron with the given cron definition and the given fields. @param crondefinition the definition to use for this cron @param fields the fields that should be u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rieve value for cron field. <text:s/>@param name - cron field name. if null, a nullpointerexception will be raised. @return cronfield that corresponds to given cronfield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rieve all cron field values as map. <text:s/>@return unmodifiable map with key cronfieldname and values cronfield,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validates this cron instance by validating its cron expression. <text:s/>@return this cron instance @throws illegalargumentexception if the cron expression is inval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s means to compare if two cron expressions are equivalent. <text:s/>@param cronmapper - maps 'cron' parameter to this instance definition; @param cron <text:s text:c="6"/>- any cron instance, never null @return boolean - true if equivalent;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s means to compare if two cron expressions are equivalent. assumes same cron definition. <text:s/>@param cron - any cron instance, never null @return boolean - true if equivalent;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estination has fields before source definition starts. we default them to zer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estination has fields after source definition was processed. we default them to alway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from <text:s text:c="5"/>- source crondefinition; if null a nullpointerexception will be raised @param to <text:s text:c="7"/>- target crondefinition; if null a nullpointerexception will be raised @param cronrules - cron rul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maps given cron to target cron definition. <text:s/>@param cron - instance to be mapped; if null a nullpointerexception will be raised @return new cron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cronmapper that maps a cron4j expression to a quartz expression. @return a cronmapper for mapping from cron4j to quartz</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builds functions that map the fields from source crondefinition to target. <text:s/>@param from - source crondefinition @param to <text:s text:c="2"/>- target crondefini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function that returns same field. <text:s/>@return cronfield -&gt; cronfield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function that returns a on instance with zero value. <text:s/>@param name - cron field name @return new cronfield -&gt; cronfield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 function that returns an always instance. <text:s/>@param name - cron field name @return new cronfield -&gt; cronfield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tart range is different for each case. we need to normalize rang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y range is 1-7. i normalize ranges, get the `zero` mapping and turn result into original sca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y range is 0-6. i normalize ranges, get the `one` mapping and turn result into original sca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maps given weekday to representation hold by this instance. <text:s/>@param targetweekdaydefinition - referred weekday @param dayofweek <text:s text:c="14"/>- day of week to be mapped. value corresponds to this instance mapping. @return - int resul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erforms weekday mapping between two weekday definitions. <text:s/>@param source <text:s/>- source @param target <text:s/>- target weekday definition @param weekday - value in source range. @return int - mapped val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description strategy to handle cases on how to present cron information in a human readable forma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human readable description. <text:s/>@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iven a {@linkplain fieldexpression}, provide a {@linkplain string} with a human readable description. will identify {@linkplain fieldexpression} subclasses and delegate. <text:s/>@param fieldexpression - cronfieldexpression instance - not null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iven a {@linkplain fieldexpression}, provide a {@linkplain string} with a human readable description. will identify {@linkplain fieldexpression} subclasses and delegate. <text:s/>@param fieldexpression - cronfieldexpression instance - not null @param and <text:s text:c="12"/>- boolean expression that indicates if description should fit an `and` context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human readable description for always instance. <text:s/>@param always - always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human readable description for and instance. <text:s/>@param and - and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human readable description for between instance. <text:s/>@param between - between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human readable description for every instance. <text:s/>@param every - every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human readable description for on instance. <text:s/>@param on - on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iven an int, will return a nominal value. example: 1 in weeks context, may mean `monday`, so nominal value for 1 would be `monday` default will return int as string <text:s/>@param fieldvalue - some fieldvalue @return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human readable description for and element. <text:s/>@param builder <text:s text:c="4"/>- stringbuilder instance to which description will be appended @param expressions - field expressions @return same stringbuilder instance as paramet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s human readable description for a given cr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creating a descriptor for given resourcebundle. <text:s/>@param resourcebundle - resourcebundle which contains descrip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creating a descriptor for given locale. <text:s/>@param locale - locale in which descriptions are give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fault constructor. considers locale.uk as default loca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description of given cronfieldparseresult list. <text:s/>@param cron - cron instance, never null if null, will throw nullpointerexception @return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description for hours, minutes and seconds. <text:s/>@param fields - fields to describe; @return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description for day of month. <text:s/>@param fields - fields to describe; @return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description for month. <text:s/>@param fields - fields to describe; @return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description for day of week. <text:s/>@param fields - fields to describe; @return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description for a year. <text:s/>@param fields - fields to describe; @return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n instance with uk locale. <text:s/>@return crondescriptor -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and instance with given locale. <text:s/>@param locale - locale in which descriptions will be given @return crondescriptor -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current resource bundle that is in use to allow custom reuse of text phrases. <text:s/>@return resourcebundle -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every secon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every minute at x secon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at minute x</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11:45</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11:30:45</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11:30:00 -&gt; 11:30</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11 -&gt; 11:00</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every minute between 11:00 and 11:10</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every second between 11:00 and 11:10</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every x minut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every x hou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very hou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every second at minute 00</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ve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every second at minute 00 and every x minut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ve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se: every second at x, y and z hou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ve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trategy to provide a human readable description to hh:mm:ss vari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bundle <text:s/>- locale considered when creating the description @param hours <text:s text:c="2"/>- cronfieldexpression for hours. if no instance is provided, an always instance is created. @param minutes - cronfieldexpression for minutes. if no instance is provided, an always instance is created. @param seconds - cronfieldexpression for seconds. if no instance is provided, an on instance is crea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ive an expression instance, will return it if is not null. otherwise will return the defaultexpression; <text:s/>@param expression <text:s text:c="7"/>- cronfieldexpression instance; may be null @param defaultexpression - cronfieldexpression, never null; @return the given expression or the given defaultexpression in case the given expression is {@cod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s functions that map timefields to a human readable descri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tains cronfieldexpression instances for hours, minutes and 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if on instance has a default value. <text:s/>@param on - on instance @return boolean - true if time value matches a default;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description strategy where a cron field number can be mapped to a name. ex.: days of week or month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text:s/>@param bundle <text:s text:c="14"/>- locale in which description should be given @param nominalvaluefunction - function that maps integer to string. the function should return `` if does not match criteria, or the description otherwise. @param expression <text:s text:c="10"/>- cronfieldexpression instance, the expression to be describ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llows to provide a specific description to handle a cronfieldexpression instance. <text:s/>@param desc - function that maps cronfieldexpression to string. the function should return `` if does not match criteria, or the description otherwise. @return nominaldescriptionstrategy, thi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save the descri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iven a cronfieldexpression, provide a string with a human readable description. will identify cronfieldexpression subclasses and delegate. <text:s/>@param fieldexpression - cronfieldexpression instance - not null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iven a cronfieldexpression, provide a string with a human readable description. will identify cronfieldexpression subclasses and delegate. <text:s/>@param fieldexpression - cronfieldexpression instance - not null @param and <text:s text:c="12"/>- boolean expression that indicates if description should fit an `and` context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human readable description for always instance. <text:s/>@param always - always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human readable description for and instance. <text:s/>@param and - and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human readable description for between instance. <text:s/>@param between - between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human readable description for on instance. <text:s/>@param on - on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iven an int, will return a nominal value. example: 1 in weeks context, may mean `monday`, so nominal value for 1 would be `monday` default will return int as string <text:s/>@param fieldvalue - some fieldvalue @return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human readable description for and element. <text:s/>@param builder <text:s text:c="4"/>- stringbuilder instance to which description will be appended @param expressions - field expressions @return same stringbuilder instance as paramet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ovide a human readable description for every instance. <text:s/>@param every - every @return human readable description -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jmrozanec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description strategy for days of week. <text:s/>@param bundle <text:s text:c="4"/>- locale @param expression - cronfieldexpression @return - descriptionstrategy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description strategy for days of month. <text:s/>@param bundle <text:s text:c="4"/>- locale @param expression - cronfieldexpression @return - descriptionstrategy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description strategy for months. <text:s/>@param bundle <text:s text:c="4"/>- locale @param expression - cronfieldexpression @return - descriptionstrategy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nominal description strategy. <text:s/>@param bundle <text:s text:c="4"/>- locale @param expression - cronfieldexpression @return - descriptionstrategy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s description strategy for hh:mm:ss. <text:s/>@param bundle - locale @return - descriptionstrategy instance, never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fahmpeermoh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fahmpeermoh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fahmpeermoh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9 fahmpeermoh licensed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nl" fo:country="NL"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nl" fo:country="NL"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7">00-00-0000</text:date>, <text:time style:data-style-name="N2" text:time-value="09:01:03.13202899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07T09:58:31.121465061</dc:date>
    <meta:editing-duration>PT1H24M1S</meta:editing-duration>
    <meta:editing-cycles>4</meta:editing-cycles>
    <meta:generator>LibreOffice/7.6.2.1$Linux_X86_64 LibreOffice_project/60$Build-1</meta:generator>
    <meta:document-statistic meta:table-count="1" meta:cell-count="1792" meta:object-count="0"/>
  </office:meta>
</office:document-meta>
</file>